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8d3" officeooo:paragraph-rsid="001a48d3"/>
    </style:style>
    <style:style style:name="T1" style:family="text">
      <style:text-properties officeooo:rsid="001afc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verter Notes</text:p>
      <text:p text:style-name="P1"/>
      <text:p text:style-name="P1">Model: </text:p>
      <text:p text:style-name="P1">L-510-101-H1-U</text:p>
      <text:p text:style-name="P1"/>
      <text:p text:style-name="P1">115Volt</text:p>
      <text:p text:style-name="P1">¾ Horsepower output (1HP motor supported)</text:p>
      <text:p text:style-name="P1">Standard Type</text:p>
      <text:p text:style-name="P1">1 Phase input</text:p>
      <text:p text:style-name="P1"/>
      <text:p text:style-name="P1">RJ45 <text:span text:style-name="T1">Connector</text:span></text:p>
      <text:p text:style-name="P1">RS485 Modbus Communication Protocol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8T23:58:45.806959046</meta:creation-date>
    <dc:date>2017-06-19T01:04:08.265314757</dc:date>
    <meta:editing-duration>PT44M51S</meta:editing-duration>
    <meta:editing-cycles>1</meta:editing-cycles>
    <meta:document-statistic meta:table-count="0" meta:image-count="0" meta:object-count="0" meta:page-count="1" meta:paragraph-count="9" meta:word-count="22" meta:character-count="158" meta:non-whitespace-character-count="144"/>
    <meta:generator>LibreOffice/5.1.6.2$Linux_X86_64 LibreOffice_project/10m0$Build-2</meta:generator>
  </office:meta>
</office:document-meta>
</file>